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bd54" officeooo:paragraph-rsid="001ebd54"/>
    </style:style>
    <style:style style:name="P2" style:family="paragraph" style:parent-style-name="Text_20_body">
      <style:text-properties officeooo:rsid="00201436" officeooo:paragraph-rsid="00201436"/>
    </style:style>
    <style:style style:name="P3" style:family="paragraph" style:parent-style-name="Text_20_body" style:list-style-name="L1">
      <style:text-properties officeooo:rsid="00201436"/>
    </style:style>
    <style:style style:name="P4" style:family="paragraph" style:parent-style-name="Standard" style:list-style-name="L1">
      <style:text-properties officeooo:rsid="001ebd54" officeooo:paragraph-rsid="0020513c"/>
    </style:style>
    <style:style style:name="P5" style:family="paragraph" style:parent-style-name="Text_20_body">
      <style:text-properties officeooo:rsid="00201436"/>
    </style:style>
    <style:style style:name="P6" style:family="paragraph" style:parent-style-name="Standard">
      <style:text-properties officeooo:rsid="00201436" officeooo:paragraph-rsid="00201436"/>
    </style:style>
    <style:style style:name="P7" style:family="paragraph" style:parent-style-name="Standard" style:list-style-name="L2">
      <style:text-properties officeooo:rsid="001ebd54" officeooo:paragraph-rsid="00222679"/>
    </style:style>
    <style:style style:name="T1" style:family="text">
      <style:text-properties officeooo:rsid="0020513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ESTRUTURA DO CAMINHO (PATH):</text:p>
      <text:list text:style-name="L1">
        <text:list-item>
          <text:list>
            <text:list-item>
              <text:p text:style-name="P3">Inicie com: <text:a xlink:type="simple" xlink:href="https://www.vivareal.com.br/" text:style-name="Internet_20_link" text:visited-style-name="Visited_20_Internet_20_Link">https://www.vivareal.com.br/</text:a>{venda|aluguel}<text:span text:style-name="T1">em nosso caso será venda.</text:span></text:p>
            </text:list-item>
            <text:list-item>
              <text:p text:style-name="P3">ESTADO: Se o estado for São Paulo use 'sp'. Se for Rio de Janeiro use 'rj'. Para todos os outros estados, use o nome completo em minúsculo com hífen (ex: 'minas-gerais', 'rio-grande-do-sul').</text:p>
            </text:list-item>
            <text:list-item>
              <text:p text:style-name="P3">CIDADE/BAIRRO: Remova acentos, use minúsculas e hífens em vez de espaços.</text:p>
            </text:list-item>
            <text:list-item>
              <text:p text:style-name="P3">RIO DE JANEIRO (CAPITAL): Sempre que o bairro for no Rio de Janeiro, tente identificar a zona. Se for Ipanema/Leblon/Copacabana use 'zona-sul'. Se for Barra/Recreio use 'zona-oeste'. Ex: /rj/rio-de-janeiro/zona-sul/ipanema/.</text:p>
            </text:list-item>
          </text:list>
        </text:list-item>
        <text:list-item>
          <text:p text:style-name="P3">TIPOS DE IMÓVEL (SLUGS):</text:p>
          <text:list>
            <text:list-item>
              <text:p text:style-name="P4">Para residenciais</text:p>
            </text:list-item>
          </text:list>
          <text:p text:style-name="P4"/>
          <text:list text:continue-numbering="true">
            <text:list-item>
              <text:p text:style-name="P4">apartamento : apartamento_residencial</text:p>
            </text:list-item>
            <text:list-item>
              <text:p text:style-name="P4">casa : casa_residencial</text:p>
            </text:list-item>
            <text:list-item>
              <text:p text:style-name="P4">kitnet : kitnet_residencial</text:p>
            </text:list-item>
            <text:list-item>
              <text:p text:style-name="P4">casa de condominio : condominio_residencial</text:p>
            </text:list-item>
            <text:list-item>
              <text:p text:style-name="P4">chacara : chacara_residencial</text:p>
            </text:list-item>
            <text:list-item>
              <text:p text:style-name="P4">cobertura, duplex : cobertura_residencial</text:p>
            </text:list-item>
            <text:list-item>
              <text:p text:style-name="P4">flat : flat_residencial</text:p>
            </text:list-item>
            <text:list-item>
              <text:p text:style-name="P4">lote, terreno : lote-terreno_residencial</text:p>
            </text:list-item>
            <text:list-item>
              <text:p text:style-name="P4">sobrado : sobrado_residencial</text:p>
            </text:list-item>
            <text:list-item>
              <text:p text:style-name="P4">predios, edificios : edificio-residencial_comercial</text:p>
            </text:list-item>
            <text:list-item>
              <text:p text:style-name="P4">fazendas, sitios : granja_comercial</text:p>
            </text:list-item>
          </text:list>
          <text:p text:style-name="P4"/>
          <text:list text:continue-numbering="true">
            <text:list-item>
              <text:p text:style-name="P4">Para comerciais</text:p>
            </text:list-item>
          </text:list>
          <text:p text:style-name="P4"/>
          <text:list text:continue-numbering="true">
            <text:list-item>
              <text:p text:style-name="P4">consultorios : consultorio_comercial</text:p>
            </text:list-item>
            <text:list-item>
              <text:p text:style-name="P4">galpao, depositos, armazem : galpao_comercial</text:p>
            </text:list-item>
            <text:list-item>
              <text:p text:style-name="P4">imovel comercial : imovel-comercial_comercial</text:p>
            </text:list-item>
            <text:list-item>
              <text:p text:style-name="P4">lote, terreno : lote-terreno_comercial</text:p>
            </text:list-item>
            <text:list-item>
              <text:p text:style-name="P4">ponto comercial, loja, box : ponto-comercial_comercial</text:p>
            </text:list-item>
            <text:list-item>
              <text:p text:style-name="P4">sala, conjunto : sala_comercial</text:p>
            </text:list-item>
            <text:list-item>
              <text:p text:style-name="P4">predio, edificio : predio_comercial</text:p>
              <text:p text:style-name="P3"/>
            </text:list-item>
          </text:list>
        </text:list-item>
        <text:list-item>
          <text:p text:style-name="P3">FILTROS (QUERY PARAMS):</text:p>
          <text:list>
            <text:list-item>
              <text:p text:style-name="P3">Metragem: Use '?area-desde={valor}' para área mínima e 'area-ate={valor}' para máxima.</text:p>
            </text:list-item>
            <text:list-item>
              <text:p text:style-name="P3">Quartos: Use 'quartos={valor}'.</text:p>
            </text:list-item>
            <text:list-item>
              <text:p text:style-name="P3">Combine filtros com '&amp;'.</text:p>
              <text:p text:style-name="P3"/>
            </text:list-item>
          </text:list>
        </text:list-item>
      </text:list>
      <text:p text:style-name="P5"><text:soft-page-break/>EXEMPLO DE SAÍDA: <text:span text:style-name="T1">Apartamento com 80m² a venda em ipanema rio de janeiro</text:span> <text:a xlink:type="simple" xlink:href="https://www.google.com/search?q=https://www.vivareal.com.br/aluguel/rj/rio-de-janeiro/zona-sul/ipanema/apartamento/%3Farea-desde%3D80" office:target-frame-name="_blank" xlink:show="new" text:style-name="Internet_20_link" text:visited-style-name="Visited_20_Internet_20_Link">https://www.vivareal.com.br/<text:span text:style-name="T1">venda</text:span>/rj/rio-de-janeiro/zona-sul/ipanema/apartamento/?area-desde=80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style-name="L2">
        <text:list-item>
          <text:list>
            <text:list-header>
              <text:p text:style-name="P7"/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4-19T19:29:07.219384070</meta:creation-date>
    <dc:date>2026-04-19T21:19:23.740932901</dc:date>
    <meta:editing-duration>PT1H16M41S</meta:editing-duration>
    <meta:editing-cycles>3</meta:editing-cycles>
    <meta:generator>LibreOffice/25.8.6.2$Linux_X86_64 LibreOffice_project/580$Build-2</meta:generator>
    <meta:document-statistic meta:table-count="0" meta:image-count="0" meta:object-count="0" meta:page-count="2" meta:paragraph-count="34" meta:word-count="227" meta:character-count="1680" meta:non-whitespace-character-count="1517"/>
  </office:meta>
</office:document-meta>
</file>